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nemy import specification</text:h>
      <text:p text:style-name="P1"/>
      <text:list xml:id="list2131552883612099578" text:style-name="L1">
        <text:list-item>
          <text:p text:style-name="P2">Attributes</text:p>
          <text:list>
            <text:list-item>
              <text:p text:style-name="P2">EnemyName</text:p>
            </text:list-item>
          </text:list>
        </text:list-item>
        <text:list-item>
          <text:p text:style-name="P2">Folder content</text:p>
          <text:list>
            <text:list-item>
              <text:p text:style-name="P2">Data-&gt;Race-&gt;Graphics</text:p>
              <text:list>
                <text:list-item>
                  <text:p text:style-name="P2">filename: EnemyName_Graphics</text:p>
                </text:list-item>
              </text:list>
            </text:list-item>
            <text:list-item>
              <text:p text:style-name="P2">Prefab</text:p>
              <text:list>
                <text:list-item>
                  <text:p text:style-name="P2">filename: EnemyName_Prefab</text:p>
                </text:list-item>
                <text:list-item>
                  <text:p text:style-name="P2">content:</text:p>
                  <text:list>
                    <text:list-item>
                      <text:p text:style-name="P2">model with Eq Slots</text:p>
                      <text:list>
                        <text:list-item>
                          <text:p text:style-name="P2">Eq Slot = empty GameObject with EquipmentSlot scrip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Ui Animation Controller</text:p>
              <text:list>
                <text:list-item>
                  <text:p text:style-name="P2">used in select screens, previews etc.</text:p>
                </text:list-item>
                <text:list-item>
                  <text:p text:style-name="P2">filename: EnemyName_UiAnimationController</text:p>
                </text:list-item>
              </text:list>
            </text:list-item>
            <text:list-item>
              <text:p text:style-name="P2">World Animation Controller</text:p>
              <text:list>
                <text:list-item>
                  <text:p text:style-name="P2">used in game</text:p>
                </text:list-item>
                <text:list-item>
                  <text:p text:style-name="P2">filename: EnemyName_WorldAnimationController</text:p>
                </text:list-item>
              </text:list>
            </text:list-item>
            <text:list-item>
              <text:p text:style-name="P2">Icon</text:p>
              <text:list>
                <text:list-item>
                  <text:p text:style-name="P2">256x256 image</text:p>
                </text:list-item>
                <text:list-item>
                  <text:p text:style-name="P2">filename: EnemyName_Icon</text:p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8T16:46:16.97</meta:creation-date>
    <meta:document-statistic meta:table-count="0" meta:image-count="0" meta:object-count="0" meta:page-count="1" meta:paragraph-count="20" meta:word-count="69" meta:character-count="461"/>
    <dc:date>2017-10-08T17:09:03.59</dc:date>
    <meta:editing-duration>PT7M36S</meta:editing-duration>
    <meta:editing-cycles>1</meta:editing-cycles>
    <meta:generator>OpenOffice/4.1.0$Win32 OpenOffice.org_project/410m18$Build-9764</meta:generator>
  </office:meta>
</office:document-meta>
</file>